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 Clean bathroom</text:p>
          </table:table-cell>
          <table:table-cell table:number-columns-repeated="18"/>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22:47:16.5514980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22:52:51.646432059</dc:date>
    <meta:creation-date>2016-09-05T22:47:24Z</meta:creation-date>
    <meta:editing-cycles>1048</meta:editing-cycles>
    <meta:editing-duration>P20DT20H28M34S</meta:editing-duration>
    <meta:generator>LibreOffice/5.2.3.3$Linux_X86_64 LibreOffice_project/20m0$Build-3</meta:generator>
    <meta:document-statistic meta:table-count="4" meta:cell-count="3490" meta:object-count="0"/>
  </office:meta>
</office:document-meta>
</file>